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bullet text:level="1" text:style-name="WW_CharLFO6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text:style-name="WW_CharLFO7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7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7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7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7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7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7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7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7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bullet text:level="1" text:style-name="WW_CharLFO8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T17" style:parent-style-name="instrukce" style:family="text">
      <style:text-properties style:use-window-font-color="true"/>
    </style:style>
    <style:style style:name="T18" style:parent-style-name="instrukce" style:family="text">
      <style:text-properties style:use-window-font-color="true"/>
    </style:style>
    <style:style style:name="T19" style:parent-style-name="Značkapozn.podčarou" style:family="text">
      <style:text-properties style:use-window-font-color="true"/>
    </style:style>
    <style:style style:name="T20" style:parent-style-name="instrukce" style:family="text">
      <style:text-properties style:use-window-font-color="true"/>
    </style:style>
    <style:style style:name="P21" style:parent-style-name="Základnítext" style:family="paragraph">
      <style:text-properties fo:background-color="#FFFF00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<text:s/>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2/2018<text:bookmark-end text:name="Text14"/></text:p>
            <text:p text:style-name="Normální">KVOP-1283/2018<text:bookmark-end text:name="Text2"/></text:p>
            <text:p text:style-name="Normální"><text:bookmark-start text:name="Text6"/>09. 01. 2018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Ing. Ľ. <text:s/>D.</text:p>
            <text:p text:style-name="Normální"/>
            <text:p text:style-name="Normální"/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</table:table-row>
      </table:table>
      <text:h text:style-name="Nadpis1" text:outline-level="1"/>
      <text:h text:style-name="Nadpis1" text:outline-level="1"/>
      <text:h text:style-name="Nadpis1" text:outline-level="1">Sdělení o poskytnutí informace a odkaz na zveřejněnou informaci podle ustanovení § 6 odst. 1 zákona č. 106/1999 Sb., o svobodném přístupu k informacím, ve znění pozdějších předpisů</text:h>
      <text:p text:style-name="Normální"/>
      <text:p text:style-name="Základnítext">Vážený pane D.,</text:p>
      <text:p text:style-name="Základnítext">dne 2. ledna 2018 obdržela Kancelář veřejného ochránce práv Vaši žádost podle zákona<text:s/>č. 106/1999 Sb., o svobodném přístupu k informacím, ve znění pozdějších předpisů, ve které požadujete poskytnutí informací o <text:span text:style-name="T17">tom, zda a jakým způsobem realizovala Česká správa sociálního zabezpečení opatření k nápravě navržené v závěrečném stanovisku ze dne 24. června 2016, sp. zn. 704/2016/VOP/DŘ, nebo zda trvá na svém původním vyjádření o nemožnosti sčítání zaměstnání ve II. kategorii funkcí se zaměstnáním v I. pracovní kategorii a I. kategorii funkcí.</text:span></text:p>
      <text:p text:style-name="Základnítext"><text:span text:style-name="T18">Sděluji Vám, že Česká správa sociálního zabezpečení nesouhlasila s výkladem zákona, ze kterého vycházela veřejná ochránkyně práv ve zprávě o šetření a v závěrečném stanovisku. Veřejná ochránkyně práv proto postupovala podle ustanovení § 20 odst. 2 písm. b) zákona o veřejném ochránci práv</text:span><text:span text:style-name="T19"><text:note text:note-class="footnote" text:id="_ftn0"><text:note-citation>1</text:note-citation><text:note-body><text:p text:style-name="Textpozn.podčarou"><text:s text:c="2"/>Zákon č. 349/1999 Sb., o veřejném ochránci práv, ve znění pozdějších předpisů.</text:p></text:note-body></text:note></text:span><text:span text:style-name="T20">, informovala nadřízený úřad a požádala ministryni práce a sociálních věcí o zjednání nápravy. Ani ministryně práce a sociálních věcí se s výkladem zastávaným veřejnou ochránkyní práv neztotožnila, proto musela ochránkyně vyřizování věci po vyčerpání dostupných prostředků k nápravě uzavřít.</text:span></text:p>
      <text:p text:style-name="Základnítext">Podrobnější informace, včetně textu zprávy o šetření, závěrečného stanoviska a sankce naleznete na internetových stránkách veřejného ochránce práv v Evidenci stanovisek ochránce (ESO) pod těmito odkazy:</text:p>
      <text:p text:style-name="Základnítext"><text:a xlink:href="http://kvopap:81/KVOPEsoSearch/Nalezene/Edit/20951" office:target-frame-name="_top" xlink:show="replace"><text:span text:style-name="Hypertextovýodkaz">http://kvopap:81/KVOPEsoSearch/Nalezene/Edit/20951</text:span></text:a></text:p>
      <text:p text:style-name="Základnítext"><text:a xlink:href="http://kvopap:81/KVOPEsoSearch/Nalezene/Edit/22771" office:target-frame-name="_top" xlink:show="replace"><text:span text:style-name="Hypertextovýodkaz">http://kvopap:81/KVOPEsoSearch/Nalezene/Edit/22771</text:span></text:a></text:p>
      <text:p text:style-name="Základnítext"><text:a xlink:href="http://kvopap:81/KVOPEsoSearch/Nalezene/Edit/26957" office:target-frame-name="_top" xlink:show="replace"><text:span text:style-name="Hypertextovýodkaz">http://kvopap:81/KVOPEsoSearch/Nalezene/Edit/26957</text:span></text:a></text:p>
      <text:soft-page-break/>
      <text:p text:style-name="Základnítext">S pozdravem</text:p>
      <text:p text:style-name="P21"/>
      <text:p text:style-name="podpis">Mgr. Petra Zdražilová v. r.</text:p>
      <text:p text:style-name="podpis">ředitelka právní sekce</text:p>
      <text:p text:style-name="podpis">(dopis je opatřen elektronickým podpisem)</text:p>
      <text:p text:style-name="Normální"/>
      <text:p text:style-name="Normální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color="#808000" fo:font-size="11pt" style:font-size-asian="11pt" style:text-underline-type="none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-complex="Times New Roman"/>
    </style:style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2LVL1" style:family="text">
      <style:text-properties style:font-name-complex="Times New Roman"/>
    </style:style>
    <style:style style:name="WW_CharLFO3LVL1" style:family="text">
      <style:text-properties style:font-name-complex="Times New Roman"/>
    </style: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6LVL1" style:family="text">
      <style:text-properties style:font-name="Wingdings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/>
    </style:style>
    <style:style style:name="WW_CharLFO7LVL2" style:family="text">
      <style:text-properties style:font-name-complex="Times New Roman"/>
    </style:style>
    <style:style style:name="WW_CharLFO7LVL3" style:family="text">
      <style:text-properties style:font-name-complex="Times New Roman"/>
    </style:style>
    <style:style style:name="WW_CharLFO7LVL4" style:family="text">
      <style:text-properties style:font-name-complex="Times New Roman"/>
    </style:style>
    <style:style style:name="WW_CharLFO7LVL5" style:family="text">
      <style:text-properties style:font-name-complex="Times New Roman"/>
    </style:style>
    <style:style style:name="WW_CharLFO7LVL6" style:family="text">
      <style:text-properties style:font-name-complex="Times New Roman"/>
    </style:style>
    <style:style style:name="WW_CharLFO7LVL7" style:family="text">
      <style:text-properties style:font-name-complex="Times New Roman"/>
    </style:style>
    <style:style style:name="WW_CharLFO7LVL8" style:family="text">
      <style:text-properties style:font-name-complex="Times New Roman"/>
    </style:style>
    <style:style style:name="WW_CharLFO7LVL9" style:family="text">
      <style:text-properties style:font-name-complex="Times New Roman"/>
    </style:style>
    <style:style style:name="WW_CharLFO8LVL1" style:family="text">
      <style:text-properties style:font-name="Wingdings"/>
    </style:style>
    <style:style style:name="WW_CharLFO8LVL2" style:family="text">
      <style:text-properties style:font-name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bullet text:level="1" text:style-name="WW_CharLFO6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text:style-name="WW_CharLFO7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7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7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7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7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7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7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7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7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bullet text:level="1" text:style-name="WW_CharLFO8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color="#808080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name="Calibri" fo:color="#808080"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8240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875BM*</text:span>*KVOPX00875BM*</text:p>
        <text:p text:style-name="P12"><text:span text:style-name="T13">KVOPX00875BM</text:span>KVOPX00875BM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18-02-09T10:25:00Z</meta:creation-date>
    <dc:date>2018-02-09T10:25:00Z</dc:date>
    <meta:print-date>2016-06-27T08:08:00Z</meta:print-date>
    <meta:template xlink:href="KVOP_dopis%20vedoucího" xlink:type="simple"/>
    <meta:editing-cycles>2</meta:editing-cycles>
    <meta:editing-duration>PT0S</meta:editing-duration>
    <meta:user-defined meta:name="ContentTypeId">0x010100D3A71DC738674B4893D02C4CA0E22FAC</meta:user-defined>
    <meta:document-statistic meta:page-count="2" meta:paragraph-count="4" meta:word-count="308" meta:character-count="2126" meta:row-count="15" meta:non-whitespace-character-count="1822"/>
  </office:meta>
</office:document-meta>
</file>